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 fo:wrap-option="no-wrap"/>
    </style:style>
    <style:style style:name="P1" style:family="paragraph">
      <style:text-properties fo:font-family="'DejaVu Sans'" style:font-family-generic="swiss" style:font-pitch="variable" fo:font-size="10.5pt" style:font-size-asian="10.5pt" style:font-size-complex="10.5pt"/>
    </style:style>
    <style:style style:name="P2" style:family="paragraph">
      <style:paragraph-properties fo:text-align="center"/>
      <style:text-properties fo:font-family="'DejaVu Sans'" style:font-family-generic="swiss" style:font-pitch="variable"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family="'DejaVu Sans'" style:font-family-generic="swiss" style:font-pitch="variable" fo:font-size="10.5pt" style:font-size-asian="10.5pt" style:font-size-complex="10.5pt"/>
    </style:style>
    <style:style style:name="T1" style:family="text">
      <style:text-properties fo:font-family="'DejaVu Sans'" style:font-family-generic="swiss" style:font-pitch="variable" fo:font-size="10.5pt" style:font-size-asian="10.5pt" style:font-size-complex="10.5pt"/>
    </style:style>
    <style:style style:name="T2" style:family="text">
      <style:text-properties fo:color="#ffffff" fo:font-family="'DejaVu Sans'" style:font-family-generic="swiss" style:font-pitch="variable" fo:font-size="10.5pt" fo:font-style="italic" style:font-size-asian="10.5pt" style:font-style-asian="italic" style:font-size-complex="10.5pt" style:font-style-complex="italic"/>
    </style:style>
    <style:style style:name="T3" style:family="text">
      <style:text-properties fo:color="#ffffff" fo:font-family="'DejaVu Sans'" style:font-family-generic="swiss" style:font-pitch="variable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1.878cm" svg:height="0.683cm" svg:x="6.728cm" svg:y="2.6cm">
          <draw:text-box>
            <text:p><text:span text:style-name="T1">Lab.stri</text:span></text:p>
          </draw:text-box>
        </draw:frame>
        <draw:frame draw:style-name="gr1" draw:text-style-name="P1" xml:id="id3" draw:id="id3" draw:layer="layout" svg:width="1.298cm" svg:height="0.683cm" svg:x="4.7cm" svg:y="4.417cm">
          <draw:text-box>
            <text:p><text:span text:style-name="T1">lab1</text:span></text:p>
          </draw:text-box>
        </draw:frame>
        <draw:frame draw:style-name="gr1" draw:text-style-name="P1" xml:id="id2" draw:id="id2" draw:layer="layout" svg:width="1.298cm" svg:height="0.683cm" svg:x="9.328cm" svg:y="4.401cm">
          <draw:text-box>
            <text:p><text:span text:style-name="T1">lab2</text:span></text:p>
          </draw:text-box>
        </draw:frame>
        <draw:connector draw:style-name="gr2" draw:text-style-name="P2" draw:layer="layout" svg:x1="7.667cm" svg:y1="3.283cm" svg:x2="9.977cm" svg:y2="4.401cm" draw:start-shape="id1" draw:start-glue-point="2" draw:end-shape="id2" draw:end-glue-point="0" svg:d="m7667 3283v559h2310v559">
          <text:p/>
        </draw:connector>
        <draw:connector draw:style-name="gr2" draw:text-style-name="P2" draw:layer="layout" svg:x1="5.349cm" svg:y1="4.417cm" svg:x2="7.667cm" svg:y2="3.283cm" draw:start-shape="id3" draw:start-glue-point="0" draw:end-shape="id1" draw:end-glue-point="2" svg:d="m5349 4417v-567h2318v-567">
          <text:p/>
        </draw:connector>
        <draw:frame draw:style-name="gr1" draw:text-style-name="P1" xml:id="id4" draw:id="id4" draw:layer="layout" svg:width="1.34cm" svg:height="0.683cm" svg:x="3.5cm" svg:y="6.317cm">
          <draw:text-box>
            <text:p><text:span text:style-name="T1">etu1</text:span></text:p>
          </draw:text-box>
        </draw:frame>
        <draw:frame draw:style-name="gr1" draw:text-style-name="P1" xml:id="id5" draw:id="id5" draw:layer="layout" svg:width="1.34cm" svg:height="0.683cm" svg:x="5.86cm" svg:y="6.317cm">
          <draw:text-box>
            <text:p><text:span text:style-name="T1">etu2</text:span></text:p>
          </draw:text-box>
        </draw:frame>
        <draw:connector draw:style-name="gr2" draw:text-style-name="P2" draw:layer="layout" svg:x1="5.351cm" svg:y1="5.1cm" svg:x2="4.172cm" svg:y2="6.317cm" draw:start-shape="id3" draw:start-glue-point="2" draw:end-shape="id4" draw:end-glue-point="0" svg:d="m5351 5100v609h-1179v608">
          <text:p/>
        </draw:connector>
        <draw:connector draw:style-name="gr2" draw:text-style-name="P2" draw:layer="layout" svg:x1="6.53cm" svg:y1="6.317cm" svg:x2="5.351cm" svg:y2="5.1cm" draw:start-shape="id5" draw:start-glue-point="0" draw:end-shape="id3" svg:d="m6530 6317v-608h-1179v-609">
          <text:p/>
        </draw:connector>
        <draw:frame draw:style-name="gr1" draw:text-style-name="P1" xml:id="id6" draw:id="id6" draw:layer="layout" svg:width="1.349cm" svg:height="0.683cm" svg:x="8.06cm" svg:y="6.318cm">
          <draw:text-box>
            <text:p><text:span text:style-name="T1">Etu3</text:span></text:p>
          </draw:text-box>
        </draw:frame>
        <draw:frame draw:style-name="gr1" draw:text-style-name="P1" xml:id="id7" draw:id="id7" draw:layer="layout" svg:width="1.34cm" svg:height="0.683cm" svg:x="10.66cm" svg:y="6.318cm">
          <draw:text-box>
            <text:p><text:span text:style-name="T1">etu4</text:span></text:p>
          </draw:text-box>
        </draw:frame>
        <draw:connector draw:style-name="gr2" draw:text-style-name="P2" draw:layer="layout" svg:x1="8.734cm" svg:y1="6.318cm" svg:x2="9.977cm" svg:y2="5.084cm" draw:start-shape="id6" draw:start-glue-point="0" draw:end-shape="id2" draw:end-glue-point="2" svg:d="m8734 6318v-617h1243v-617">
          <text:p/>
        </draw:connector>
        <draw:connector draw:style-name="gr2" draw:text-style-name="P2" draw:layer="layout" svg:x1="11.33cm" svg:y1="6.318cm" svg:x2="9.977cm" svg:y2="5.084cm" draw:start-shape="id7" draw:start-glue-point="0" draw:end-shape="id2" draw:end-glue-point="2" svg:d="m11330 6318v-617h-1353v-617">
          <text:p/>
        </draw:connector>
        <draw:custom-shape draw:style-name="gr3" draw:text-style-name="P4" draw:layer="layout" svg:width="4.5cm" svg:height="1.5cm" svg:x="9.5cm" svg:y="1.5cm">
          <text:p text:style-name="P3"><text:span text:style-name="T2">organisation</text:span><text:span text:style-name="T3"> (o)</text:span></text:p>
          <text:p text:style-name="P3"><text:span text:style-name="T3">ou </text:span></text:p>
          <text:p text:style-name="P3"><text:span text:style-name="T2">domain component</text:span><text:span text:style-name="T3"> (dc)</text:span></text:p>
          <draw:enhanced-geometry svg:viewBox="0 0 21600 21600" draw:text-areas="800 800 20800 20800" draw:type="round-rectangular-callout" draw:modifiers="-4822.9282381693 22722.4516988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5cm" svg:height="1cm" svg:x="1.1cm" svg:y="2.5cm">
          <text:p text:style-name="P3"><text:span text:style-name="T2">organisationnal unit</text:span><text:span text:style-name="T3"> (ou)</text:span></text:p>
          <draw:enhanced-geometry svg:viewBox="0 0 21600 21600" draw:text-areas="800 800 20800 20800" draw:type="round-rectangular-callout" draw:modifiers="16732.3335332933 41408.991008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5cm" svg:height="1cm" svg:x="11.4cm" svg:y="4.4cm">
          <text:p text:style-name="P3"><text:span text:style-name="T2">common name</text:span><text:span text:style-name="T3"> (cn)</text:span></text:p>
          <draw:enhanced-geometry svg:viewBox="0 0 21600 21600" draw:text-areas="800 800 20800 20800" draw:type="round-rectangular-callout" draw:modifiers="1490.10197960408 41322.67732267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5-09T18:14:40</meta:creation-date>
    <dc:date>2011-04-30T14:51:06</dc:date>
    <meta:editing-duration>PT15M23S</meta:editing-duration>
    <meta:editing-cycles>4</meta:editing-cycles>
    <meta:generator>LibreOffice/3.3$Unix LibreOffice_project/330m19$Build-202</meta:generator>
    <meta:document-statistic meta:object-count="16"/>
  </office:meta>
</office:document-meta>
</file>